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text-indent="0cm" fo:line-height="115%" fo:margin-left="2.54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text-indent="0cm" fo:line-height="115%" fo:margin-left="2.54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text-indent="0cm" fo:line-height="115%" fo:margin-left="2.54cm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P20" style:family="paragraph" style:parent-style-name="Standard">
      <style:paragraph-properties fo:break-before="auto" fo:line-height="115%" style:writing-mode="lr-tb"/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text-indent="1.27cm" fo:line-height="100%" style:writing-mode="lr-tb"/>
    </style:style>
    <style:style style:name="T21_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5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6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7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8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9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0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1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2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3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4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5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6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7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8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19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0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1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2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3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4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5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6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7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8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29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0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1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2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3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4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5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6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7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8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39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0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1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2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39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0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1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2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3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4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5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6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7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  <style:style style:name="T21_448" style:family="text">
      <style:text-properties fo:background-color="#ffffff" fo:color="#222222"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list text:style-name="LS1" xml:id="list0">
        <text:list-item>
          <text:p text:style-name="P1"><text:span text:style-name="T1_1">Description</text:span><text:span text:style-name="T1_2"><text:s/></text:span><text:span text:style-name="T1_3">of</text:span><text:span text:style-name="T1_4"><text:s/></text:span><text:span text:style-name="T1_5">the</text:span><text:span text:style-name="T1_6"><text:s/></text:span><text:span text:style-name="T1_7">project</text:span><text:span text:style-name="T1_8">:</text:span></text:p>
        </text:list-item>
      </text:list>
      <text:p text:style-name="P2"><text:span text:style-name="T2_1">My</text:span><text:span text:style-name="T2_2"><text:s/></text:span><text:span text:style-name="T2_3">project</text:span><text:span text:style-name="T2_4"><text:s/></text:span><text:span text:style-name="T2_5">will</text:span><text:span text:style-name="T2_6"><text:s/></text:span><text:span text:style-name="T2_7">demonstrate</text:span><text:span text:style-name="T2_8"><text:s/></text:span><text:span text:style-name="T2_9">the</text:span><text:span text:style-name="T2_10"><text:s/></text:span><text:span text:style-name="T2_11">link</text:span><text:span text:style-name="T2_12"><text:s/></text:span><text:span text:style-name="T2_13">between</text:span><text:span text:style-name="T2_14"><text:s/></text:span><text:span text:style-name="T2_15">the</text:span><text:span text:style-name="T2_16"><text:s/></text:span><text:span text:style-name="T2_17">theoretical</text:span><text:span text:style-name="T2_18"><text:s/></text:span><text:span text:style-name="T2_19">realm</text:span><text:span text:style-name="T2_20"><text:s/></text:span><text:span text:style-name="T2_21">and</text:span><text:span text:style-name="T2_22"><text:s/></text:span><text:span text:style-name="T2_23">physical</text:span><text:span text:style-name="T2_24"><text:s/></text:span><text:span text:style-name="T2_25">reality</text:span><text:span text:style-name="T2_26"><text:s/></text:span><text:span text:style-name="T2_27">via</text:span><text:span text:style-name="T2_28"><text:s/></text:span><text:span text:style-name="T2_29">computer</text:span><text:span text:style-name="T2_30"><text:s/></text:span><text:span text:style-name="T2_31">science</text:span><text:span text:style-name="T2_32">,<text:s/></text:span><text:span text:style-name="T2_33">computer</text:span><text:span text:style-name="T2_34"><text:s/></text:span><text:span text:style-name="T2_35">graphics</text:span><text:span text:style-name="T2_36">,<text:s/></text:span><text:span text:style-name="T2_37">and</text:span><text:span text:style-name="T2_38"><text:s/>3</text:span><text:span text:style-name="T2_39">D</text:span><text:span text:style-name="T2_40"><text:s/></text:span><text:span text:style-name="T2_41">printing</text:span><text:span text:style-name="T2_42"><text:s/></text:span><text:span text:style-name="T2_43">technology</text:span><text:span text:style-name="T2_44">.<text:s/></text:span><text:span text:style-name="T2_45">I</text:span><text:span text:style-name="T2_46"><text:s/></text:span><text:span text:style-name="T2_47">will</text:span><text:span text:style-name="T2_48"><text:s/></text:span><text:span text:style-name="T2_49">write</text:span><text:span text:style-name="T2_50"><text:s/></text:span><text:span text:style-name="T2_51">a</text:span><text:span text:style-name="T2_52"><text:s/></text:span><text:span text:style-name="T2_53">program</text:span><text:span text:style-name="T2_54"><text:s/></text:span><text:span text:style-name="T2_55">which</text:span><text:span text:style-name="T2_56"><text:s/></text:span><text:span text:style-name="T2_57">could</text:span><text:span text:style-name="T2_58"><text:s/></text:span><text:span text:style-name="T2_59">present</text:span><text:span text:style-name="T2_60"><text:s/></text:span><text:span text:style-name="T2_61">various</text:span><text:span text:style-name="T2_62"><text:s/></text:span><text:span text:style-name="T2_63">mathematical</text:span><text:span text:style-name="T2_64"><text:s/></text:span><text:span text:style-name="T2_65">concepts</text:span><text:span text:style-name="T2_66">,<text:s/></text:span><text:span text:style-name="T2_67">algorithmic</text:span><text:span text:style-name="T2_68"><text:s/></text:span><text:span text:style-name="T2_69">simulations</text:span><text:span text:style-name="T2_70">,<text:s/></text:span><text:span text:style-name="T2_71">and</text:span><text:span text:style-name="T2_72"><text:s/></text:span><text:span text:style-name="T2_73">others</text:span><text:span text:style-name="T2_74"><text:s/></text:span><text:span text:style-name="T2_75">as</text:span><text:span text:style-name="T2_76"><text:s/></text:span><text:span text:style-name="T2_77">real</text:span><text:span text:style-name="T2_78">-</text:span><text:span text:style-name="T2_79">time</text:span><text:span text:style-name="T2_80"><text:s/>3</text:span><text:span text:style-name="T2_81">D</text:span><text:span text:style-name="T2_82"><text:s/></text:span><text:span text:style-name="T2_83">models</text:span><text:span text:style-name="T2_84">.</text:span></text:p>
      <text:list text:style-name="LS1" xml:id="list1" text:continue-list="list0">
        <text:list-item>
          <text:p text:style-name="P3"><text:span text:style-name="T3_1">Objectives</text:span><text:span text:style-name="T3_2">:</text:span></text:p>
        </text:list-item>
      </text:list>
      <text:p text:style-name="P4"><text:span text:style-name="T4_1">I</text:span><text:span text:style-name="T4_2"><text:s/></text:span><text:span text:style-name="T4_3">want</text:span><text:span text:style-name="T4_4"><text:s/></text:span><text:span text:style-name="T4_5">to</text:span><text:span text:style-name="T4_6"><text:s/></text:span><text:span text:style-name="T4_7">enhance</text:span><text:span text:style-name="T4_8"><text:s/></text:span><text:span text:style-name="T4_9">my</text:span><text:span text:style-name="T4_10"><text:s/></text:span><text:span text:style-name="T4_11">knowledge</text:span><text:span text:style-name="T4_12"><text:s/></text:span><text:span text:style-name="T4_13">on</text:span><text:span text:style-name="T4_14"><text:s/></text:span><text:span text:style-name="T4_15">computer</text:span><text:span text:style-name="T4_16"><text:s/></text:span><text:span text:style-name="T4_17">science</text:span><text:span text:style-name="T4_18"><text:s/></text:span><text:span text:style-name="T4_19">by</text:span><text:span text:style-name="T4_20"><text:s/></text:span><text:span text:style-name="T4_21">both</text:span><text:span text:style-name="T4_22"><text:s/></text:span><text:span text:style-name="T4_23">learning</text:span><text:span text:style-name="T4_24"><text:s/></text:span><text:span text:style-name="T4_25">a</text:span><text:span text:style-name="T4_26"><text:s/></text:span><text:span text:style-name="T4_27">new</text:span><text:span text:style-name="T4_28"><text:s/></text:span><text:span text:style-name="T4_29">language</text:span><text:span text:style-name="T4_30"><text:s/></text:span><text:span text:style-name="T4_31">and</text:span><text:span text:style-name="T4_32"><text:s/></text:span><text:span text:style-name="T4_33">applying</text:span><text:span text:style-name="T4_34"><text:s/></text:span><text:span text:style-name="T4_35">old</text:span><text:span text:style-name="T4_36"><text:s/></text:span><text:span text:style-name="T4_37">and</text:span><text:span text:style-name="T4_38"><text:s/></text:span><text:span text:style-name="T4_39">new</text:span><text:span text:style-name="T4_40"><text:s/></text:span><text:span text:style-name="T4_41">experience</text:span><text:span text:style-name="T4_42"><text:s/></text:span><text:span text:style-name="T4_43">to</text:span><text:span text:style-name="T4_44"><text:s/>3</text:span><text:span text:style-name="T4_45">D</text:span><text:span text:style-name="T4_46"><text:s/></text:span><text:span text:style-name="T4_47">graphics</text:span><text:span text:style-name="T4_48"><text:s/></text:span><text:span text:style-name="T4_49">rendering</text:span><text:span text:style-name="T4_50"><text:s/></text:span><text:span text:style-name="T4_51">and</text:span><text:span text:style-name="T4_52"><text:s/>3</text:span><text:span text:style-name="T4_53">D</text:span><text:span text:style-name="T4_54"><text:s/></text:span><text:span text:style-name="T4_55">printing</text:span><text:span text:style-name="T4_56">.</text:span></text:p>
      <text:list text:style-name="LS1" xml:id="list2" text:continue-list="list0">
        <text:list-item>
          <text:p text:style-name="P5"><text:span text:style-name="T5_1">Activities</text:span><text:span text:style-name="T5_2">:</text:span></text:p>
        </text:list-item>
      </text:list>
      <text:list text:style-name="LS2" xml:id="list3">
        <text:list-item>
          <text:p text:style-name="P6"><text:span text:style-name="T6_1">Document</text:span><text:span text:style-name="T6_2"><text:s/></text:span><text:span text:style-name="T6_3">the</text:span><text:span text:style-name="T6_4"><text:s/></text:span><text:span text:style-name="T6_5">below</text:span><text:span text:style-name="T6_6"><text:s/></text:span><text:span text:style-name="T6_7">process</text:span></text:p>
        </text:list-item>
        <text:list-item>
          <text:p text:style-name="P7"><text:span text:style-name="T7_1">Learn</text:span><text:span text:style-name="T7_2"><text:s/></text:span><text:span text:style-name="T7_3">the</text:span><text:span text:style-name="T7_4"><text:s/></text:span><text:span text:style-name="T7_5">Go</text:span><text:span text:style-name="T7_6"><text:s/></text:span><text:span text:style-name="T7_7">programming</text:span><text:span text:style-name="T7_8"><text:s/></text:span><text:span text:style-name="T7_9">language</text:span><text:span text:style-name="T7_10"><text:s/></text:span><text:span text:style-name="T7_11">using</text:span><text:span text:style-name="T7_12"><text:s/></text:span><text:span text:style-name="T7_13">my</text:span><text:span text:style-name="T7_14"><text:s/></text:span><text:span text:style-name="T7_15">previous</text:span><text:span text:style-name="T7_16"><text:s/></text:span><text:span text:style-name="T7_17">programming</text:span><text:span text:style-name="T7_18"><text:s/></text:span><text:span text:style-name="T7_19">knowledge</text:span><text:span text:style-name="T7_20"><text:s/></text:span><text:span text:style-name="T7_21">as</text:span><text:span text:style-name="T7_22"><text:s/></text:span><text:span text:style-name="T7_23">a</text:span><text:span text:style-name="T7_24"><text:s/></text:span><text:span text:style-name="T7_25">guide</text:span></text:p>
        </text:list-item>
        <text:list-item>
          <text:p text:style-name="P8"><text:span text:style-name="T8_1">Extend</text:span><text:span text:style-name="T8_2"><text:s/></text:span><text:span text:style-name="T8_3">my</text:span><text:span text:style-name="T8_4"><text:s/></text:span><text:span text:style-name="T8_5">knowledge</text:span><text:span text:style-name="T8_6"><text:s/></text:span><text:span text:style-name="T8_7">on</text:span><text:span text:style-name="T8_8"><text:s/></text:span><text:span text:style-name="T8_9">OpenGL</text:span><text:span text:style-name="T8_10"><text:s/></text:span><text:span text:style-name="T8_11">graphics</text:span><text:span text:style-name="T8_12"><text:s/></text:span><text:span text:style-name="T8_13">rendering</text:span></text:p>
        </text:list-item>
        <text:list-item>
          <text:p text:style-name="P9"><text:span text:style-name="T9_1">Develop</text:span><text:span text:style-name="T9_2"><text:s/></text:span><text:span text:style-name="T9_3">both</text:span><text:span text:style-name="T9_4"><text:s/></text:span><text:span text:style-name="T9_5">an</text:span><text:span text:style-name="T9_6"><text:s/></text:span><text:span text:style-name="T9_7">internal</text:span><text:span text:style-name="T9_8"><text:s/></text:span><text:span text:style-name="T9_9">structure</text:span><text:span text:style-name="T9_10"><text:s/></text:span><text:span text:style-name="T9_11">for</text:span><text:span text:style-name="T9_12"><text:s/></text:span><text:span text:style-name="T9_13">the</text:span><text:span text:style-name="T9_14"><text:s/></text:span><text:span text:style-name="T9_15">program</text:span><text:span text:style-name="T9_16"><text:s/></text:span><text:span text:style-name="T9_17">and</text:span><text:span text:style-name="T9_18"><text:s/></text:span><text:span text:style-name="T9_19">an</text:span><text:span text:style-name="T9_20"><text:s/></text:span><text:span text:style-name="T9_21">user</text:span><text:span text:style-name="T9_22"><text:s/></text:span><text:span text:style-name="T9_23">interface</text:span><text:span text:style-name="T9_24"><text:s/></text:span><text:span text:style-name="T9_25">for</text:span><text:span text:style-name="T9_26"><text:s/></text:span><text:span text:style-name="T9_27">it</text:span></text:p>
        </text:list-item>
        <text:list-item>
          <text:p text:style-name="P10"><text:span text:style-name="T10_1">Brainstorm</text:span><text:span text:style-name="T10_2"><text:s/></text:span><text:span text:style-name="T10_3">which</text:span><text:span text:style-name="T10_4"><text:s/></text:span><text:span text:style-name="T10_5">models</text:span><text:span text:style-name="T10_6"><text:s/></text:span><text:span text:style-name="T10_7">to</text:span><text:span text:style-name="T10_8"><text:s/></text:span><text:span text:style-name="T10_9">generate</text:span><text:span text:style-name="T10_10"><text:s/></text:span><text:span text:style-name="T10_11">with</text:span><text:span text:style-name="T10_12"><text:s/></text:span><text:span text:style-name="T10_13">the</text:span><text:span text:style-name="T10_14"><text:s/></text:span><text:span text:style-name="T10_15">program</text:span></text:p>
        </text:list-item>
        <text:list-item>
          <text:p text:style-name="P11"><text:span text:style-name="T11_1">Use</text:span><text:span text:style-name="T11_2"><text:s/></text:span><text:span text:style-name="T11_3">the</text:span><text:span text:style-name="T11_4"><text:s/></text:span><text:span text:style-name="T11_5">program</text:span><text:span text:style-name="T11_6"><text:s/></text:span><text:span text:style-name="T11_7">to</text:span><text:span text:style-name="T11_8"><text:s/></text:span><text:span text:style-name="T11_9">create</text:span><text:span text:style-name="T11_10"><text:s/></text:span><text:span text:style-name="T11_11">these</text:span><text:span text:style-name="T11_12"><text:s/></text:span><text:span text:style-name="T11_13">models</text:span><text:span text:style-name="T11_14"><text:s/>(</text:span><text:span text:style-name="T11_15">may</text:span><text:span text:style-name="T11_16"><text:s/></text:span><text:span text:style-name="T11_17">involve</text:span><text:span text:style-name="T11_18"><text:s/></text:span><text:span text:style-name="T11_19">both</text:span><text:span text:style-name="T11_20"><text:s/></text:span><text:span text:style-name="T11_21">code</text:span><text:span text:style-name="T11_22"><text:s/></text:span><text:span text:style-name="T11_23">writing</text:span><text:span text:style-name="T11_24"><text:s/></text:span><text:span text:style-name="T11_25">and</text:span><text:span text:style-name="T11_26"><text:s/></text:span><text:span text:style-name="T11_27">using</text:span><text:span text:style-name="T11_28"><text:s/></text:span><text:span text:style-name="T11_29">the</text:span><text:span text:style-name="T11_30"><text:s/></text:span><text:span text:style-name="T11_31">program</text:span><text:span text:style-name="T11_32">’</text:span><text:span text:style-name="T11_33">s</text:span><text:span text:style-name="T11_34"><text:s/></text:span><text:span text:style-name="T11_35">interface</text:span><text:span text:style-name="T11_36">)</text:span></text:p>
        </text:list-item>
        <text:list-item>
          <text:p text:style-name="P12"><text:span text:style-name="T12_1">Determine</text:span><text:span text:style-name="T12_2"><text:s/></text:span><text:span text:style-name="T12_3">which</text:span><text:span text:style-name="T12_4"><text:s/></text:span><text:span text:style-name="T12_5">models</text:span><text:span text:style-name="T12_6"><text:s/></text:span><text:span text:style-name="T12_7">to</text:span><text:span text:style-name="T12_8"><text:s/>3</text:span><text:span text:style-name="T12_9">D</text:span><text:span text:style-name="T12_10">-</text:span><text:span text:style-name="T12_11">print</text:span><text:span text:style-name="T12_12"><text:s/></text:span><text:span text:style-name="T12_13">and</text:span><text:span text:style-name="T12_14"><text:s/></text:span><text:span text:style-name="T12_15">do</text:span><text:span text:style-name="T12_16"><text:s/></text:span><text:span text:style-name="T12_17">so</text:span></text:p>
        </text:list-item>
        <text:list-item>
          <text:p text:style-name="P13"><text:span text:style-name="T13_1">Prepare</text:span><text:span text:style-name="T13_2"><text:s/></text:span><text:span text:style-name="T13_3">a</text:span><text:span text:style-name="T13_4"><text:s/></text:span><text:span text:style-name="T13_5">presentation</text:span></text:p>
        </text:list-item>
      </text:list>
      <text:list text:style-name="LS1" xml:id="list11" text:continue-list="list0">
        <text:list-item>
          <text:p text:style-name="P14"><text:span text:style-name="T14_1">Evaluation</text:span><text:span text:style-name="T14_2">:</text:span></text:p>
        </text:list-item>
      </text:list>
      <text:p text:style-name="P15"><text:span text:style-name="T15_1">Answer</text:span><text:span text:style-name="T15_2">:</text:span></text:p>
      <text:list text:style-name="LS3" xml:id="list12">
        <text:list-item>
          <text:p text:style-name="P16"><text:span text:style-name="T16_1">Does</text:span><text:span text:style-name="T16_2"><text:s/></text:span><text:span text:style-name="T16_3">the</text:span><text:span text:style-name="T16_4"><text:s/></text:span><text:span text:style-name="T16_5">program</text:span><text:span text:style-name="T16_6"><text:s/></text:span><text:span text:style-name="T16_7">run</text:span><text:span text:style-name="T16_8"><text:s/></text:span><text:span text:style-name="T16_9">correctly</text:span><text:span text:style-name="T16_10">?</text:span></text:p>
        </text:list-item>
        <text:list-item>
          <text:p text:style-name="P17"><text:span text:style-name="T17_1">Have</text:span><text:span text:style-name="T17_2"><text:s/></text:span><text:span text:style-name="T17_3">I</text:span><text:span text:style-name="T17_4"><text:s/></text:span><text:span text:style-name="T17_5">created</text:span><text:span text:style-name="T17_6"><text:s/></text:span><text:span text:style-name="T17_7">unique</text:span><text:span text:style-name="T17_8"><text:s/></text:span><text:span text:style-name="T17_9">models</text:span><text:span text:style-name="T17_10"><text:s/></text:span><text:span text:style-name="T17_11">that</text:span><text:span text:style-name="T17_12"><text:s/></text:span><text:span text:style-name="T17_13">demonstrate</text:span><text:span text:style-name="T17_14"><text:s/></text:span><text:span text:style-name="T17_15">the</text:span><text:span text:style-name="T17_16"><text:s/></text:span><text:span text:style-name="T17_17">capabilities</text:span><text:span text:style-name="T17_18"><text:s/></text:span><text:span text:style-name="T17_19">of</text:span><text:span text:style-name="T17_20"><text:s/></text:span><text:span text:style-name="T17_21">computer</text:span><text:span text:style-name="T17_22"><text:s/></text:span><text:span text:style-name="T17_23">science</text:span><text:span text:style-name="T17_24"><text:s/></text:span><text:span text:style-name="T17_25">and</text:span><text:span text:style-name="T17_26"><text:s/></text:span><text:span text:style-name="T17_27">computer</text:span><text:span text:style-name="T17_28"><text:s/></text:span><text:span text:style-name="T17_29">graphics</text:span><text:span text:style-name="T17_30">?</text:span></text:p>
        </text:list-item>
        <text:list-item>
          <text:p text:style-name="P18"><text:span text:style-name="T18_1">How</text:span><text:span text:style-name="T18_2"><text:s/></text:span><text:span text:style-name="T18_3">did</text:span><text:span text:style-name="T18_4"><text:s/></text:span><text:span text:style-name="T18_5">the</text:span><text:span text:style-name="T18_6"><text:s/>3</text:span><text:span text:style-name="T18_7">D</text:span><text:span text:style-name="T18_8">-</text:span><text:span text:style-name="T18_9">prints</text:span><text:span text:style-name="T18_10"><text:s/></text:span><text:span text:style-name="T18_11">turn</text:span><text:span text:style-name="T18_12"><text:s/></text:span><text:span text:style-name="T18_13">out</text:span><text:span text:style-name="T18_14">?<text:s/></text:span><text:span text:style-name="T18_15">Are</text:span><text:span text:style-name="T18_16"><text:s/></text:span><text:span text:style-name="T18_17">they</text:span><text:span text:style-name="T18_18"><text:s/></text:span><text:span text:style-name="T18_19">stable</text:span><text:span text:style-name="T18_20">?</text:span></text:p>
        </text:list-item>
        <text:list-item>
          <text:p text:style-name="P19"><text:span text:style-name="T19_1">What</text:span><text:span text:style-name="T19_2"><text:s/></text:span><text:span text:style-name="T19_3">obstacles</text:span><text:span text:style-name="T19_4"><text:s/></text:span><text:span text:style-name="T19_5">did</text:span><text:span text:style-name="T19_6"><text:s/></text:span><text:span text:style-name="T19_7">I</text:span><text:span text:style-name="T19_8"><text:s/></text:span><text:span text:style-name="T19_9">encounter</text:span><text:span text:style-name="T19_10"><text:s/></text:span><text:span text:style-name="T19_11">and</text:span><text:span text:style-name="T19_12"><text:s/></text:span><text:span text:style-name="T19_13">how</text:span><text:span text:style-name="T19_14"><text:s/></text:span><text:span text:style-name="T19_15">did</text:span><text:span text:style-name="T19_16"><text:s/></text:span><text:span text:style-name="T19_17">I</text:span><text:span text:style-name="T19_18"><text:s/></text:span><text:span text:style-name="T19_19">remedy</text:span><text:span text:style-name="T19_20"><text:s/></text:span><text:span text:style-name="T19_21">them</text:span><text:span text:style-name="T19_22">?</text:span></text:p>
        </text:list-item>
      </text:list>
      <text:p text:style-name="P20"/>
      <text:p text:style-name="P21"><text:span text:style-name="T21_1">For</text:span><text:span text:style-name="T21_2"><text:s/></text:span><text:span text:style-name="T21_3">my</text:span><text:span text:style-name="T21_4"><text:s/></text:span><text:span text:style-name="T21_5">independent</text:span><text:span text:style-name="T21_6"><text:s/></text:span><text:span text:style-name="T21_7">study</text:span><text:span text:style-name="T21_8">,<text:s/></text:span><text:span text:style-name="T21_9">I</text:span><text:span text:style-name="T21_10"><text:s/></text:span><text:span text:style-name="T21_11">would</text:span><text:span text:style-name="T21_12"><text:s/></text:span><text:span text:style-name="T21_13">like</text:span><text:span text:style-name="T21_14"><text:s/></text:span><text:span text:style-name="T21_15">to</text:span><text:span text:style-name="T21_16"><text:s/></text:span><text:span text:style-name="T21_17">demonstrate</text:span><text:span text:style-name="T21_18"><text:s/></text:span><text:span text:style-name="T21_19">the</text:span><text:span text:style-name="T21_20"><text:s/></text:span><text:span text:style-name="T21_21">link</text:span><text:span text:style-name="T21_22"><text:s/></text:span><text:span text:style-name="T21_23">between</text:span><text:span text:style-name="T21_24"><text:s/></text:span><text:span text:style-name="T21_25">the</text:span><text:span text:style-name="T21_26"><text:s/></text:span><text:span text:style-name="T21_27">theoretical</text:span><text:span text:style-name="T21_28"><text:s/>/<text:s/></text:span><text:span text:style-name="T21_29">mathematical</text:span><text:span text:style-name="T21_30"><text:s/></text:span><text:span text:style-name="T21_31">realm</text:span><text:span text:style-name="T21_32"><text:s/></text:span><text:span text:style-name="T21_33">and</text:span><text:span text:style-name="T21_34"><text:s/></text:span><text:span text:style-name="T21_35">physical</text:span><text:span text:style-name="T21_36"><text:s/></text:span><text:span text:style-name="T21_37">reality</text:span><text:span text:style-name="T21_38">.<text:s/></text:span><text:span text:style-name="T21_39">This</text:span><text:span text:style-name="T21_40"><text:s/></text:span><text:span text:style-name="T21_41">would</text:span><text:span text:style-name="T21_42"><text:s/></text:span><text:span text:style-name="T21_43">be</text:span><text:span text:style-name="T21_44"><text:s/></text:span><text:span text:style-name="T21_45">accomplished</text:span><text:span text:style-name="T21_46"><text:s/></text:span><text:span text:style-name="T21_47">via</text:span><text:span text:style-name="T21_48"><text:s/></text:span><text:span text:style-name="T21_49">computer</text:span><text:span text:style-name="T21_50"><text:s/></text:span><text:span text:style-name="T21_51">science</text:span><text:span text:style-name="T21_52">,<text:s/></text:span><text:span text:style-name="T21_53">computer</text:span><text:span text:style-name="T21_54"><text:s/></text:span><text:span text:style-name="T21_55">graphics</text:span><text:span text:style-name="T21_56">,<text:s/></text:span><text:span text:style-name="T21_57">and</text:span><text:span text:style-name="T21_58"><text:s/>3</text:span><text:span text:style-name="T21_59">D</text:span><text:span text:style-name="T21_60"><text:s/></text:span><text:span text:style-name="T21_61">printing</text:span><text:span text:style-name="T21_62"><text:s/></text:span><text:span text:style-name="T21_63">technology</text:span><text:span text:style-name="T21_64">.<text:s/></text:span><text:span text:style-name="T21_65">I</text:span><text:span text:style-name="T21_66"><text:s/></text:span><text:span text:style-name="T21_67">would</text:span><text:span text:style-name="T21_68"><text:s/></text:span><text:span text:style-name="T21_69">write</text:span><text:span text:style-name="T21_70"><text:s/></text:span><text:span text:style-name="T21_71">a</text:span><text:span text:style-name="T21_72"><text:s/></text:span><text:span text:style-name="T21_73">program</text:span><text:span text:style-name="T21_74"><text:s/></text:span><text:span text:style-name="T21_75">which</text:span><text:span text:style-name="T21_76"><text:s/></text:span><text:span text:style-name="T21_77">could</text:span><text:span text:style-name="T21_78"><text:s/></text:span><text:span text:style-name="T21_79">present</text:span><text:span text:style-name="T21_80"><text:s/></text:span><text:span text:style-name="T21_81">various</text:span><text:span text:style-name="T21_82"><text:s/></text:span><text:span text:style-name="T21_83">mathematical</text:span><text:span text:style-name="T21_84"><text:s/></text:span><text:span text:style-name="T21_85">and</text:span><text:span text:style-name="T21_86"><text:s/></text:span><text:span text:style-name="T21_87">algorithmic</text:span><text:span text:style-name="T21_88"><text:s/></text:span><text:span text:style-name="T21_89">concepts</text:span><text:span text:style-name="T21_90">,<text:s/></text:span><text:span text:style-name="T21_91">equations</text:span><text:span text:style-name="T21_92">,<text:s/></text:span><text:span text:style-name="T21_93">and</text:span><text:span text:style-name="T21_94">/</text:span><text:span text:style-name="T21_95">or</text:span><text:span text:style-name="T21_96"><text:s/></text:span><text:span text:style-name="T21_97">models</text:span><text:span text:style-name="T21_98"><text:s/></text:span><text:span text:style-name="T21_99">in</text:span><text:span text:style-name="T21_100"><text:s/></text:span><text:span text:style-name="T21_101">real</text:span><text:span text:style-name="T21_102">-</text:span><text:span text:style-name="T21_103">time</text:span><text:span text:style-name="T21_104"><text:s/>3</text:span><text:span text:style-name="T21_105">D</text:span><text:span text:style-name="T21_106">.<text:s/></text:span><text:span text:style-name="T21_107">It</text:span><text:span text:style-name="T21_108"><text:s/></text:span><text:span text:style-name="T21_109">would</text:span><text:span text:style-name="T21_110"><text:s/></text:span><text:span text:style-name="T21_111">allow</text:span><text:span text:style-name="T21_112"><text:s/></text:span><text:span text:style-name="T21_113">for</text:span><text:span text:style-name="T21_114"><text:s/></text:span><text:span text:style-name="T21_115">the</text:span><text:span text:style-name="T21_116"><text:s/></text:span><text:span text:style-name="T21_117">model</text:span><text:span text:style-name="T21_118"><text:s/></text:span><text:span text:style-name="T21_119">to</text:span><text:span text:style-name="T21_120"><text:s/></text:span><text:span text:style-name="T21_121">be</text:span><text:span text:style-name="T21_122"><text:s/></text:span><text:span text:style-name="T21_123">viewed</text:span><text:span text:style-name="T21_124"><text:s/></text:span><text:span text:style-name="T21_125">at</text:span><text:span text:style-name="T21_126"><text:s/></text:span><text:span text:style-name="T21_127">different</text:span><text:span text:style-name="T21_128"><text:s/></text:span><text:span text:style-name="T21_129">angles</text:span><text:span text:style-name="T21_130"><text:s/></text:span><text:span text:style-name="T21_131">and</text:span><text:span text:style-name="T21_132"><text:s/></text:span><text:span text:style-name="T21_133">adjusted</text:span><text:span text:style-name="T21_134">.<text:s/></text:span><text:span text:style-name="T21_135">In</text:span><text:span text:style-name="T21_136"><text:s/></text:span><text:span text:style-name="T21_137">order</text:span><text:span text:style-name="T21_138"><text:s/></text:span><text:span text:style-name="T21_139">for</text:span><text:span text:style-name="T21_140"><text:s/></text:span><text:span text:style-name="T21_141">the</text:span><text:span text:style-name="T21_142"><text:s/></text:span><text:span text:style-name="T21_143">visualizations</text:span><text:span text:style-name="T21_144"><text:s/></text:span><text:span text:style-name="T21_145">to</text:span><text:span text:style-name="T21_146"><text:s/></text:span><text:span text:style-name="T21_147">be</text:span><text:span text:style-name="T21_148"><text:s/></text:span><text:span text:style-name="T21_149">translatable</text:span><text:span text:style-name="T21_150"><text:s/></text:span><text:span text:style-name="T21_151">to</text:span><text:span text:style-name="T21_152"><text:s/></text:span><text:span text:style-name="T21_153">physical</text:span><text:span text:style-name="T21_154"><text:s/></text:span><text:span text:style-name="T21_155">reality</text:span><text:span text:style-name="T21_156">,<text:s/></text:span><text:span text:style-name="T21_157">they</text:span><text:span text:style-name="T21_158"><text:s/></text:span><text:span text:style-name="T21_159">must</text:span><text:span text:style-name="T21_160"><text:s/></text:span><text:span text:style-name="T21_161">also</text:span><text:span text:style-name="T21_162"><text:s/></text:span><text:span text:style-name="T21_163">contain</text:span><text:span text:style-name="T21_164"><text:s/></text:span><text:span text:style-name="T21_165">physical</text:span><text:span text:style-name="T21_166"><text:s/></text:span><text:span text:style-name="T21_167">properties</text:span><text:span text:style-name="T21_168"><text:s/></text:span><text:span text:style-name="T21_169">like</text:span><text:span text:style-name="T21_170"><text:s/></text:span><text:span text:style-name="T21_171">thickness</text:span><text:span text:style-name="T21_172">.<text:s/></text:span><text:span text:style-name="T21_173">Because</text:span><text:span text:style-name="T21_174"><text:s/></text:span><text:span text:style-name="T21_175">the</text:span><text:span text:style-name="T21_176"><text:s/></text:span><text:span text:style-name="T21_177">program</text:span><text:span text:style-name="T21_178"><text:s/></text:span><text:span text:style-name="T21_179">itself</text:span><text:span text:style-name="T21_180"><text:s/></text:span><text:span text:style-name="T21_181">would</text:span><text:span text:style-name="T21_182"><text:s/></text:span><text:span text:style-name="T21_183">create</text:span><text:span text:style-name="T21_184"><text:s/></text:span><text:span text:style-name="T21_185">the</text:span><text:span text:style-name="T21_186"><text:s/></text:span><text:span text:style-name="T21_187">computer</text:span><text:span text:style-name="T21_188"><text:s/></text:span><text:span text:style-name="T21_189">representations</text:span><text:span text:style-name="T21_190">,<text:s/></text:span><text:span text:style-name="T21_191">in</text:span><text:span text:style-name="T21_192"><text:s/></text:span><text:span text:style-name="T21_193">contrast</text:span><text:span text:style-name="T21_194"><text:s/></text:span><text:span text:style-name="T21_195">to</text:span><text:span text:style-name="T21_196"><text:s/></text:span><text:span text:style-name="T21_197">computer</text:span><text:span text:style-name="T21_198"><text:s/></text:span><text:span text:style-name="T21_199">aided</text:span><text:span text:style-name="T21_200"><text:s/></text:span><text:span text:style-name="T21_201">design</text:span><text:span text:style-name="T21_202"><text:s/></text:span><text:span text:style-name="T21_203">software</text:span><text:span text:style-name="T21_204">,<text:s/></text:span><text:span text:style-name="T21_205">the</text:span><text:span text:style-name="T21_206"><text:s/></text:span><text:span text:style-name="T21_207">model</text:span><text:span text:style-name="T21_208"><text:s/></text:span><text:span text:style-name="T21_209">may</text:span><text:span text:style-name="T21_210"><text:s/></text:span><text:span text:style-name="T21_211">be</text:span><text:span text:style-name="T21_212"><text:s/></text:span><text:span text:style-name="T21_213">generated</text:span><text:span text:style-name="T21_214"><text:s/></text:span><text:span text:style-name="T21_215">with</text:span><text:span text:style-name="T21_216"><text:s/></text:span><text:span text:style-name="T21_217">an</text:span><text:span text:style-name="T21_218"><text:s/></text:span><text:span text:style-name="T21_219">arbitrary</text:span><text:span text:style-name="T21_220"><text:s/></text:span><text:span text:style-name="T21_221">algorithm</text:span><text:span text:style-name="T21_222"><text:s/></text:span><text:span text:style-name="T21_223">or</text:span><text:span text:style-name="T21_224"><text:s/></text:span><text:span text:style-name="T21_225">include</text:span><text:span text:style-name="T21_226"><text:s/></text:span><text:span text:style-name="T21_227">some</text:span><text:span text:style-name="T21_228"><text:s/></text:span><text:span text:style-name="T21_229">factor</text:span><text:span text:style-name="T21_230"><text:s/></text:span><text:span text:style-name="T21_231">of</text:span><text:span text:style-name="T21_232"><text:s/></text:span><text:span text:style-name="T21_233">randomness</text:span><text:span text:style-name="T21_234">.<text:s/></text:span><text:span text:style-name="T21_235">The</text:span><text:span text:style-name="T21_236"><text:s/></text:span><text:span text:style-name="T21_237">program</text:span><text:span text:style-name="T21_238"><text:s/></text:span><text:span text:style-name="T21_239">would</text:span><text:span text:style-name="T21_240"><text:s/></text:span><text:span text:style-name="T21_241">export</text:span><text:span text:style-name="T21_242"><text:s/></text:span><text:span text:style-name="T21_243">the</text:span><text:span text:style-name="T21_244"><text:s/></text:span><text:span text:style-name="T21_245">visualizations</text:span><text:span text:style-name="T21_246"><text:s/></text:span><text:span text:style-name="T21_247">as</text:span><text:span text:style-name="T21_248"><text:s/></text:span><text:span text:style-name="T21_249">files</text:span><text:span text:style-name="T21_250"><text:s/></text:span><text:span text:style-name="T21_251">ready</text:span><text:span text:style-name="T21_252"><text:s/></text:span><text:span text:style-name="T21_253">to</text:span><text:span text:style-name="T21_254"><text:s/></text:span><text:span text:style-name="T21_255">be</text:span><text:span text:style-name="T21_256"><text:s/></text:span><text:span text:style-name="T21_257">manufactured</text:span><text:span text:style-name="T21_258"><text:s/></text:span><text:span text:style-name="T21_259">by</text:span><text:span text:style-name="T21_260"><text:s/></text:span><text:span text:style-name="T21_261">a</text:span><text:span text:style-name="T21_262"><text:s/>3</text:span><text:span text:style-name="T21_263">D</text:span><text:span text:style-name="T21_264">-</text:span><text:span text:style-name="T21_265">printing</text:span><text:span text:style-name="T21_266"><text:s/></text:span><text:span text:style-name="T21_267">service</text:span><text:span text:style-name="T21_268"><text:s/></text:span><text:span text:style-name="T21_269">such</text:span><text:span text:style-name="T21_270"><text:s/></text:span><text:span text:style-name="T21_271">as</text:span><text:span text:style-name="T21_272"><text:s/></text:span><text:span text:style-name="T21_273">Shapeways</text:span><text:span text:style-name="T21_274">.</text:span><text:span text:style-name="T21_275">com</text:span><text:span text:style-name="T21_276">.<text:s/></text:span><text:span text:style-name="T21_277">Buying</text:span><text:span text:style-name="T21_278"><text:s/></text:span><text:span text:style-name="T21_279">a</text:span><text:span text:style-name="T21_280"><text:s/></text:span><text:span text:style-name="T21_281">personal</text:span><text:span text:style-name="T21_282"><text:s/>3</text:span><text:span text:style-name="T21_283">D</text:span><text:span text:style-name="T21_284"><text:s/></text:span><text:span text:style-name="T21_285">printer</text:span><text:span text:style-name="T21_286"><text:s/></text:span><text:span text:style-name="T21_287">is</text:span><text:span text:style-name="T21_288"><text:s/></text:span><text:span text:style-name="T21_289">very</text:span><text:span text:style-name="T21_290"><text:s/></text:span><text:span text:style-name="T21_291">expensive</text:span><text:span text:style-name="T21_292"><text:s/></text:span><text:span text:style-name="T21_293">and</text:span><text:span text:style-name="T21_294"><text:s/></text:span><text:span text:style-name="T21_295">thus</text:span><text:span text:style-name="T21_296"><text:s/></text:span><text:span text:style-name="T21_297">out</text:span><text:span text:style-name="T21_298"><text:s/></text:span><text:span text:style-name="T21_299">of</text:span><text:span text:style-name="T21_300"><text:s/></text:span><text:span text:style-name="T21_301">question</text:span><text:span text:style-name="T21_302">.<text:s/></text:span><text:span text:style-name="T21_303">The</text:span><text:span text:style-name="T21_304"><text:s/></text:span><text:span text:style-name="T21_305">project</text:span><text:span text:style-name="T21_306"><text:s/></text:span><text:span text:style-name="T21_307">would</text:span><text:span text:style-name="T21_308"><text:s/></text:span><text:span text:style-name="T21_309">also</text:span><text:span text:style-name="T21_310"><text:s/></text:span><text:span text:style-name="T21_311">entail</text:span><text:span text:style-name="T21_312"><text:s/></text:span><text:span text:style-name="T21_313">learning</text:span><text:span text:style-name="T21_314"><text:s/></text:span><text:span text:style-name="T21_315">a</text:span><text:span text:style-name="T21_316"><text:s/></text:span><text:span text:style-name="T21_317">new</text:span><text:span text:style-name="T21_318"><text:s/></text:span><text:span text:style-name="T21_319">programming</text:span><text:span text:style-name="T21_320"><text:s/></text:span><text:span text:style-name="T21_321">language</text:span><text:span text:style-name="T21_322"><text:s/></text:span><text:span text:style-name="T21_323">named</text:span><text:span text:style-name="T21_324"><text:s/></text:span><text:span text:style-name="T21_325">Go</text:span><text:span text:style-name="T21_326">,<text:s/></text:span><text:span text:style-name="T21_327">which</text:span><text:span text:style-name="T21_328"><text:s/></text:span><text:span text:style-name="T21_329">was</text:span><text:span text:style-name="T21_330"><text:s/></text:span><text:span text:style-name="T21_331">recently</text:span><text:span text:style-name="T21_332"><text:s/></text:span><text:span text:style-name="T21_333">created</text:span><text:span text:style-name="T21_334"><text:s/></text:span><text:span text:style-name="T21_335">by</text:span><text:span text:style-name="T21_336"><text:s/></text:span><text:span text:style-name="T21_337">Google</text:span><text:span text:style-name="T21_338"><text:s/></text:span><text:span text:style-name="T21_339">to</text:span><text:span text:style-name="T21_340"><text:s/></text:span><text:span text:style-name="T21_341">combine</text:span><text:span text:style-name="T21_342"><text:s/></text:span><text:span text:style-name="T21_343">some</text:span><text:span text:style-name="T21_344"><text:s/></text:span><text:span text:style-name="T21_345">of</text:span><text:span text:style-name="T21_346"><text:s/></text:span><text:span text:style-name="T21_347">the</text:span><text:span text:style-name="T21_348"><text:s/></text:span><text:span text:style-name="T21_349">best</text:span><text:span text:style-name="T21_350"><text:s/></text:span><text:span text:style-name="T21_351">features</text:span><text:span text:style-name="T21_352"><text:s/></text:span><text:span text:style-name="T21_353">of</text:span><text:span text:style-name="T21_354"><text:s/></text:span><text:span text:style-name="T21_355">other</text:span><text:span text:style-name="T21_356"><text:s/></text:span><text:span text:style-name="T21_357">languages</text:span><text:span text:style-name="T21_358"><text:s/></text:span><text:span text:style-name="T21_359">into</text:span><text:span text:style-name="T21_360"><text:s/></text:span><text:span text:style-name="T21_361">a</text:span><text:span text:style-name="T21_362"><text:s/></text:span><text:span text:style-name="T21_363">clean</text:span><text:span text:style-name="T21_364">,<text:s/></text:span><text:span text:style-name="T21_365">multihead</text:span><text:span text:style-name="T21_366">,<text:s/></text:span><text:span text:style-name="T21_367">compiled</text:span><text:span text:style-name="T21_368"><text:s/></text:span><text:span text:style-name="T21_369">language</text:span><text:span text:style-name="T21_370">.<text:s/></text:span><text:span text:style-name="T21_371">I</text:span><text:span text:style-name="T21_372"><text:s/></text:span><text:span text:style-name="T21_373">would</text:span><text:span text:style-name="T21_374"><text:s/></text:span><text:span text:style-name="T21_375">also</text:span><text:span text:style-name="T21_376"><text:s/></text:span><text:span text:style-name="T21_377">expand</text:span><text:span text:style-name="T21_378"><text:s/></text:span><text:span text:style-name="T21_379">my</text:span><text:span text:style-name="T21_380"><text:s/></text:span><text:span text:style-name="T21_381">knowledge</text:span><text:span text:style-name="T21_382"><text:s/></text:span><text:span text:style-name="T21_383">on</text:span><text:span text:style-name="T21_384"><text:s/></text:span><text:span text:style-name="T21_385">OpenGL</text:span><text:span text:style-name="T21_386">,<text:s/></text:span><text:span text:style-name="T21_387">the</text:span><text:span text:style-name="T21_388"><text:s/></text:span><text:span text:style-name="T21_389">Open</text:span><text:span text:style-name="T21_390"><text:s/></text:span><text:span text:style-name="T21_391">Graphics</text:span><text:span text:style-name="T21_392"><text:s/></text:span><text:span text:style-name="T21_393">Library</text:span><text:span text:style-name="T21_394">.<text:s/></text:span><text:span text:style-name="T21_395">I</text:span><text:span text:style-name="T21_396"><text:s/></text:span><text:span text:style-name="T21_397">feel</text:span><text:span text:style-name="T21_398"><text:s/></text:span><text:span text:style-name="T21_399">that</text:span><text:span text:style-name="T21_400"><text:s/>3</text:span><text:span text:style-name="T21_401">D</text:span><text:span text:style-name="T21_402">-</text:span><text:span text:style-name="T21_403">printing</text:span><text:span text:style-name="T21_404"><text:s/></text:span><text:span text:style-name="T21_405">technology</text:span><text:span text:style-name="T21_406"><text:s/></text:span><text:span text:style-name="T21_407">can</text:span><text:span text:style-name="T21_408"><text:s/></text:span><text:span text:style-name="T21_409">express</text:span><text:span text:style-name="T21_410"><text:s/></text:span><text:span text:style-name="T21_411">the</text:span><text:span text:style-name="T21_412"><text:s/></text:span><text:span text:style-name="T21_413">theoretical</text:span><text:span text:style-name="T21_414"><text:s/></text:span><text:span text:style-name="T21_415">realm</text:span><text:span text:style-name="T21_416"><text:s/></text:span><text:span text:style-name="T21_417">far</text:span><text:span text:style-name="T21_418"><text:s/></text:span><text:span text:style-name="T21_419">better</text:span><text:span text:style-name="T21_420"><text:s/></text:span><text:span text:style-name="T21_421">than</text:span><text:span text:style-name="T21_422"><text:s/></text:span><text:span text:style-name="T21_423">any</text:span><text:span text:style-name="T21_424"><text:s/></text:span><text:span text:style-name="T21_425">other</text:span><text:span text:style-name="T21_426"><text:s/></text:span><text:span text:style-name="T21_427">method</text:span><text:span text:style-name="T21_428"><text:s/></text:span><text:span text:style-name="T21_429">of</text:span><text:span text:style-name="T21_430"><text:s/></text:span><text:span text:style-name="T21_431">manufacture</text:span><text:span text:style-name="T21_432">,<text:s/></text:span><text:span text:style-name="T21_433">and</text:span><text:span text:style-name="T21_434"><text:s/></text:span><text:span text:style-name="T21_435">I</text:span><text:span text:style-name="T21_436"><text:s/></text:span><text:span text:style-name="T21_437">would</text:span><text:span text:style-name="T21_438"><text:s/></text:span><text:span text:style-name="T21_439">like</text:span><text:span text:style-name="T21_440"><text:s/></text:span><text:span text:style-name="T21_441">to</text:span><text:span text:style-name="T21_442"><text:s/></text:span><text:span text:style-name="T21_443">explore</text:span><text:span text:style-name="T21_444"><text:s/></text:span><text:span text:style-name="T21_445">this</text:span><text:span text:style-name="T21_446"><text:s/></text:span><text:span text:style-name="T21_447">connection</text:span><text:span text:style-name="T21_4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905cm" fo:padding-left="0cm" fo:margin-left="2.54cm" fo:padding-right="0cm" fo:margin-right="2.54cm"/>
      <style:header-style>
        <style:header-footer-properties fo:min-height="0.656cm" fo:margin-bottom="0.656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</office:automatic-styles>
  <office:master-styles>
    <style:master-page style:name="Standard" style:page-layout-name="pm1">
      <style:header>
        <text:p text:style-name="P1"><text:span text:style-name="T1_1">Alex</text:span><text:span text:style-name="T1_2"><text:s/></text:span><text:span text:style-name="T1_3">Ozer</text:span></text:p>
        <text:p text:style-name="P2"><text:span text:style-name="T2_1">Independent</text:span><text:span text:style-name="T2_2"><text:s/></text:span><text:span text:style-name="T2_3">Study</text:span><text:span text:style-name="T2_4"><text:s/></text:span><text:span text:style-name="T2_5">Propos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